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27.744cm" table:align="margins"/>
    </style:style>
    <style:style style:name="Tabela2.A" style:family="table-column">
      <style:table-column-properties style:column-width="13.871cm" style:rel-column-width="32767*"/>
    </style:style>
    <style:style style:name="Tabela2.B" style:family="table-column">
      <style:table-column-properties style:column-width="13.873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06e881" officeooo:paragraph-rsid="0009b920"/>
    </style:style>
    <style:style style:name="P2" style:family="paragraph" style:parent-style-name="Text_20_body">
      <style:paragraph-properties fo:text-align="justify" style:justify-single-word="false"/>
      <style:text-properties officeooo:rsid="0006e881" officeooo:paragraph-rsid="000bc409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0bc409" officeooo:paragraph-rsid="0027c9b6"/>
    </style:style>
    <style:style style:name="P5" style:family="paragraph" style:parent-style-name="Text_20_body">
      <style:text-properties officeooo:rsid="0027c9b6" officeooo:paragraph-rsid="0027c9b6"/>
    </style:style>
    <style:style style:name="P6" style:family="paragraph" style:parent-style-name="Text_20_body">
      <style:text-properties officeooo:rsid="002dd620" officeooo:paragraph-rsid="002dd620"/>
    </style:style>
    <style:style style:name="P7" style:family="paragraph" style:parent-style-name="Text_20_body">
      <style:text-properties officeooo:rsid="002e8e3a" officeooo:paragraph-rsid="002e8e3a"/>
    </style:style>
    <style:style style:name="P8" style:family="paragraph" style:parent-style-name="Text_20_body">
      <style:paragraph-properties fo:text-align="justify" style:justify-single-word="false"/>
      <style:text-properties officeooo:rsid="002f19dd" officeooo:paragraph-rsid="002f19dd"/>
    </style:style>
    <style:style style:name="P9" style:family="paragraph" style:parent-style-name="Text_20_body">
      <style:text-properties officeooo:rsid="003129d2" officeooo:paragraph-rsid="003129d2"/>
    </style:style>
    <style:style style:name="P10" style:family="paragraph" style:parent-style-name="Text_20_body">
      <style:text-properties officeooo:rsid="002cd816" officeooo:paragraph-rsid="002f7556"/>
    </style:style>
    <style:style style:name="P11" style:family="paragraph" style:parent-style-name="Text_20_body">
      <style:text-properties officeooo:rsid="0034522e" officeooo:paragraph-rsid="0034522e"/>
    </style:style>
    <style:style style:name="P12" style:family="paragraph" style:parent-style-name="Text_20_body">
      <style:paragraph-properties fo:text-align="justify" style:justify-single-word="false"/>
      <style:text-properties officeooo:rsid="0035063e" officeooo:paragraph-rsid="003528bd"/>
    </style:style>
    <style:style style:name="P13" style:family="paragraph" style:parent-style-name="Standard">
      <style:text-properties fo:language="pl" fo:country="PL" officeooo:rsid="000272b8" officeooo:paragraph-rsid="000272b8"/>
    </style:style>
    <style:style style:name="P14" style:family="paragraph" style:parent-style-name="Table_20_Contents">
      <style:text-properties officeooo:rsid="001a1275" officeooo:paragraph-rsid="002dd620"/>
    </style:style>
    <style:style style:name="P15" style:family="paragraph" style:parent-style-name="Table_20_Contents">
      <style:text-properties style:font-name="Courier New" officeooo:rsid="001a1275" officeooo:paragraph-rsid="002dd620"/>
    </style:style>
    <style:style style:name="P16" style:family="paragraph" style:parent-style-name="Heading_20_2">
      <style:text-properties officeooo:rsid="0018a2fc" officeooo:paragraph-rsid="0018a2fc"/>
    </style:style>
    <style:style style:name="P17" style:family="paragraph" style:parent-style-name="Heading_20_3">
      <style:text-properties officeooo:rsid="00264160" officeooo:paragraph-rsid="00264160"/>
    </style:style>
    <style:style style:name="P18" style:family="paragraph" style:parent-style-name="Heading_20_3">
      <style:text-properties officeooo:rsid="0027c9b6" officeooo:paragraph-rsid="0027c9b6"/>
    </style:style>
    <style:style style:name="P19" style:family="paragraph" style:parent-style-name="Heading_20_3">
      <style:text-properties officeooo:rsid="002cd816" officeooo:paragraph-rsid="002cd816"/>
    </style:style>
    <style:style style:name="P20" style:family="paragraph" style:parent-style-name="Heading_20_3">
      <style:text-properties officeooo:rsid="002e8e3a" officeooo:paragraph-rsid="002e8e3a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00c79cb" officeooo:paragraph-rsid="000c79cb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0c79cb" officeooo:paragraph-rsid="000febc1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0c79cb" officeooo:paragraph-rsid="000ff8f8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00ff8f8" officeooo:paragraph-rsid="000ff8f8"/>
    </style:style>
    <style:style style:name="P25" style:family="paragraph" style:parent-style-name="Text_20_body" style:list-style-name="L1">
      <style:paragraph-properties fo:text-align="justify" style:justify-single-word="false"/>
      <style:text-properties fo:language="pl" fo:country="PL" fo:font-style="normal" officeooo:rsid="000ff8f8" officeooo:paragraph-rsid="000ff8f8" style:font-style-asian="normal" style:font-style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fo:language="pl" fo:country="PL" fo:font-style="normal" officeooo:rsid="0013fb65" officeooo:paragraph-rsid="0013fb65" style:font-style-asian="normal" style:font-style-complex="normal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13fb65" officeooo:paragraph-rsid="0013fb65"/>
    </style:style>
    <style:style style:name="P28" style:family="paragraph" style:parent-style-name="Text_20_body" style:list-style-name="L2">
      <style:text-properties officeooo:paragraph-rsid="003ff877"/>
    </style:style>
    <style:style style:name="P29" style:family="paragraph" style:parent-style-name="Text_20_body" style:list-style-name="L2">
      <style:text-properties officeooo:rsid="0018a2fc" officeooo:paragraph-rsid="0018a2fc"/>
    </style:style>
    <style:style style:name="P30" style:family="paragraph" style:parent-style-name="Text_20_body" style:list-style-name="L2">
      <style:text-properties officeooo:rsid="0018a2fc" officeooo:paragraph-rsid="002dd620"/>
    </style:style>
    <style:style style:name="P31" style:family="paragraph" style:parent-style-name="Text_20_body" style:list-style-name="L2">
      <style:text-properties officeooo:rsid="003ea2cf" officeooo:paragraph-rsid="003ea2cf"/>
    </style:style>
    <style:style style:name="P32" style:family="paragraph" style:parent-style-name="Text_20_body" style:list-style-name="L2">
      <style:text-properties officeooo:rsid="003ee077" officeooo:paragraph-rsid="003ff877"/>
    </style:style>
    <style:style style:name="P33" style:family="paragraph" style:parent-style-name="Text_20_body" style:list-style-name="L2">
      <style:text-properties fo:font-style="normal" fo:font-weight="normal" officeooo:rsid="003ee077" officeooo:paragraph-rsid="00430aa6" style:font-style-asian="normal" style:font-weight-asian="normal" style:font-style-complex="normal" style:font-weight-complex="normal"/>
    </style:style>
    <style:style style:name="P34" style:family="paragraph" style:parent-style-name="Text_20_body" style:list-style-name="L2">
      <style:text-properties style:text-position="0% 100%" fo:font-style="normal" officeooo:rsid="003ee077" officeooo:paragraph-rsid="003ee077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Text_20_body" style:list-style-name="L2">
      <style:text-properties style:text-position="0% 100%" fo:font-style="normal" officeooo:rsid="002cd816" officeooo:paragraph-rsid="002cd816" style:font-style-asian="normal" style:font-style-complex="normal"/>
    </style:style>
    <style:style style:name="T1" style:family="text">
      <style:text-properties officeooo:rsid="000272b8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272b8"/>
    </style:style>
    <style:style style:name="T4" style:family="text">
      <style:text-properties fo:language="pl" fo:country="PL" officeooo:rsid="0005a218"/>
    </style:style>
    <style:style style:name="T5" style:family="text">
      <style:text-properties fo:language="pl" fo:country="PL" officeooo:rsid="0007b6ae"/>
    </style:style>
    <style:style style:name="T6" style:family="text">
      <style:text-properties fo:language="pl" fo:country="PL" officeooo:rsid="00090e07"/>
    </style:style>
    <style:style style:name="T7" style:family="text">
      <style:text-properties fo:language="pl" fo:country="PL" fo:font-style="italic" style:font-style-asian="italic" style:font-style-complex="italic"/>
    </style:style>
    <style:style style:name="T8" style:family="text">
      <style:text-properties fo:language="pl" fo:country="PL" fo:font-style="italic" officeooo:rsid="00090e07" style:font-style-asian="italic" style:font-style-complex="italic"/>
    </style:style>
    <style:style style:name="T9" style:family="text">
      <style:text-properties fo:language="pl" fo:country="PL" fo:font-style="italic" officeooo:rsid="0009b920" style:font-style-asian="italic" style:font-style-complex="italic"/>
    </style:style>
    <style:style style:name="T10" style:family="text">
      <style:text-properties fo:language="pl" fo:country="PL" fo:font-style="italic" officeooo:rsid="000febc1" style:font-style-asian="italic" style:font-style-complex="italic"/>
    </style:style>
    <style:style style:name="T11" style:family="text">
      <style:text-properties fo:language="pl" fo:country="PL" fo:font-style="normal" style:font-style-asian="normal" style:font-style-complex="normal"/>
    </style:style>
    <style:style style:name="T12" style:family="text">
      <style:text-properties fo:language="pl" fo:country="PL" fo:font-style="normal" officeooo:rsid="00090e07" style:font-style-asian="normal" style:font-style-complex="normal"/>
    </style:style>
    <style:style style:name="T13" style:family="text">
      <style:text-properties fo:language="pl" fo:country="PL" fo:font-style="normal" officeooo:rsid="0009b920" style:font-style-asian="normal" style:font-style-complex="normal"/>
    </style:style>
    <style:style style:name="T14" style:family="text">
      <style:text-properties fo:language="pl" fo:country="PL" fo:font-style="normal" officeooo:rsid="000af6bf" style:font-style-asian="normal" style:font-style-complex="normal"/>
    </style:style>
    <style:style style:name="T15" style:family="text">
      <style:text-properties fo:language="pl" fo:country="PL" fo:font-style="normal" officeooo:rsid="000bc409" style:font-style-asian="normal" style:font-style-complex="normal"/>
    </style:style>
    <style:style style:name="T16" style:family="text">
      <style:text-properties fo:language="pl" fo:country="PL" fo:font-style="normal" officeooo:rsid="000c79cb" style:font-style-asian="normal" style:font-style-complex="normal"/>
    </style:style>
    <style:style style:name="T17" style:family="text">
      <style:text-properties fo:language="pl" fo:country="PL" fo:font-style="normal" officeooo:rsid="000dd689" style:font-style-asian="normal" style:font-style-complex="normal"/>
    </style:style>
    <style:style style:name="T18" style:family="text">
      <style:text-properties fo:language="pl" fo:country="PL" fo:font-style="normal" officeooo:rsid="000e27ac" style:font-style-asian="normal" style:font-style-complex="normal"/>
    </style:style>
    <style:style style:name="T19" style:family="text">
      <style:text-properties fo:language="pl" fo:country="PL" fo:font-style="normal" officeooo:rsid="000febc1" style:font-style-asian="normal" style:font-style-complex="normal"/>
    </style:style>
    <style:style style:name="T20" style:family="text">
      <style:text-properties fo:language="pl" fo:country="PL" fo:font-style="normal" officeooo:rsid="000ff8f8" style:font-style-asian="normal" style:font-style-complex="normal"/>
    </style:style>
    <style:style style:name="T21" style:family="text">
      <style:text-properties fo:language="pl" fo:country="PL" fo:font-style="normal" officeooo:rsid="0011c076" style:font-style-asian="normal" style:font-style-complex="normal"/>
    </style:style>
    <style:style style:name="T22" style:family="text">
      <style:text-properties fo:language="pl" fo:country="PL" fo:font-style="normal" officeooo:rsid="0011f7b1" style:font-style-asian="normal" style:font-style-complex="normal"/>
    </style:style>
    <style:style style:name="T23" style:family="text">
      <style:text-properties fo:language="pl" fo:country="PL" fo:font-style="normal" officeooo:rsid="00127eaf" style:font-style-asian="normal" style:font-style-complex="normal"/>
    </style:style>
    <style:style style:name="T24" style:family="text">
      <style:text-properties fo:language="pl" fo:country="PL" fo:font-style="normal" officeooo:rsid="0029b955" style:font-style-asian="normal" style:font-style-complex="normal"/>
    </style:style>
    <style:style style:name="T25" style:family="text">
      <style:text-properties fo:language="pl" fo:country="PL" fo:font-style="normal" officeooo:rsid="003311a4" style:font-style-asian="normal" style:font-style-complex="normal"/>
    </style:style>
    <style:style style:name="T26" style:family="text">
      <style:text-properties fo:language="pl" fo:country="PL" officeooo:rsid="00264160"/>
    </style:style>
    <style:style style:name="T27" style:family="text">
      <style:text-properties style:text-position="super 58%" fo:language="pl" fo:country="PL"/>
    </style:style>
    <style:style style:name="T28" style:family="text">
      <style:text-properties style:text-position="super 58%" fo:language="pl" fo:country="PL" fo:font-style="normal" officeooo:rsid="000af6bf" style:font-style-asian="normal" style:font-style-complex="normal"/>
    </style:style>
    <style:style style:name="T29" style:family="text">
      <style:text-properties style:text-position="super 58%" fo:language="pl" fo:country="PL" fo:font-style="normal" officeooo:rsid="000bc409" style:font-style-asian="normal" style:font-style-complex="normal"/>
    </style:style>
    <style:style style:name="T30" style:family="text">
      <style:text-properties style:text-position="super 58%" fo:language="pl" fo:country="PL" fo:font-style="normal" fo:font-weight="normal" officeooo:rsid="0006e881" style:font-style-asian="normal" style:font-weight-asian="normal" style:font-style-complex="normal" style:font-weight-complex="normal"/>
    </style:style>
    <style:style style:name="T31" style:family="text">
      <style:text-properties style:text-position="super 58%" fo:language="pl" fo:country="PL" fo:font-style="normal" fo:font-weight="normal" officeooo:rsid="000af6bf" style:font-style-asian="normal" style:font-weight-asian="normal" style:font-style-complex="normal" style:font-weight-complex="normal"/>
    </style:style>
    <style:style style:name="T32" style:family="text">
      <style:text-properties style:text-position="super 58%" fo:language="pl" fo:country="PL" officeooo:rsid="000af6bf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f312b" style:font-style-asian="italic" style:font-style-complex="italic"/>
    </style:style>
    <style:style style:name="T35" style:family="text">
      <style:text-properties fo:font-style="italic" officeooo:rsid="0029b955" style:font-style-asian="italic" style:font-style-complex="italic"/>
    </style:style>
    <style:style style:name="T36" style:family="text">
      <style:text-properties fo:font-style="italic" officeooo:rsid="0035be46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c1084" style:font-style-asian="normal" style:font-style-complex="normal"/>
    </style:style>
    <style:style style:name="T39" style:family="text">
      <style:text-properties fo:font-style="normal" officeooo:rsid="001f312b" style:font-style-asian="normal" style:font-style-complex="normal"/>
    </style:style>
    <style:style style:name="T40" style:family="text">
      <style:text-properties fo:font-style="normal" officeooo:rsid="00211ca1" style:font-style-asian="normal" style:font-style-complex="normal"/>
    </style:style>
    <style:style style:name="T41" style:family="text">
      <style:text-properties fo:font-style="normal" officeooo:rsid="0029b955" style:font-style-asian="normal" style:font-style-complex="normal"/>
    </style:style>
    <style:style style:name="T42" style:family="text">
      <style:text-properties fo:font-style="normal" officeooo:rsid="002a5303" style:font-style-asian="normal" style:font-style-complex="normal"/>
    </style:style>
    <style:style style:name="T43" style:family="text">
      <style:text-properties fo:font-style="normal" officeooo:rsid="002b13f0" style:font-style-asian="normal" style:font-style-complex="normal"/>
    </style:style>
    <style:style style:name="T44" style:family="text">
      <style:text-properties fo:font-style="normal" officeooo:rsid="002cd816" style:font-style-asian="normal" style:font-style-complex="normal"/>
    </style:style>
    <style:style style:name="T45" style:family="text">
      <style:text-properties fo:font-style="normal" officeooo:rsid="0018a2fc" style:font-style-asian="normal" style:font-style-complex="normal"/>
    </style:style>
    <style:style style:name="T46" style:family="text">
      <style:text-properties fo:font-style="normal" officeooo:rsid="002dd620" style:font-style-asian="normal" style:font-style-complex="normal"/>
    </style:style>
    <style:style style:name="T47" style:family="text">
      <style:text-properties fo:font-style="normal" officeooo:rsid="002f7556" style:font-style-asian="normal" style:font-style-complex="normal"/>
    </style:style>
    <style:style style:name="T48" style:family="text">
      <style:text-properties fo:font-style="normal" officeooo:rsid="003129d2" style:font-style-asian="normal" style:font-style-complex="normal"/>
    </style:style>
    <style:style style:name="T49" style:family="text">
      <style:text-properties fo:font-style="normal" officeooo:rsid="0032597d" style:font-style-asian="normal" style:font-style-complex="normal"/>
    </style:style>
    <style:style style:name="T50" style:family="text">
      <style:text-properties fo:font-style="normal" officeooo:rsid="003528bd" style:font-style-asian="normal" style:font-style-complex="normal"/>
    </style:style>
    <style:style style:name="T51" style:family="text">
      <style:text-properties fo:font-style="normal" officeooo:rsid="0035be46" style:font-style-asian="normal" style:font-style-complex="normal"/>
    </style:style>
    <style:style style:name="T52" style:family="text">
      <style:text-properties officeooo:rsid="001c1084"/>
    </style:style>
    <style:style style:name="T53" style:family="text">
      <style:text-properties style:text-position="0% 100%"/>
    </style:style>
    <style:style style:name="T54" style:family="text">
      <style:text-properties style:text-position="0% 100%" fo:font-style="normal" style:font-style-asian="normal" style:font-style-complex="normal"/>
    </style:style>
    <style:style style:name="T5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text-position="0% 100%" fo:font-style="normal" fo:font-weight="bold" officeooo:rsid="003ee077" style:font-style-asian="normal" style:font-weight-asian="bold" style:font-style-complex="normal" style:font-weight-complex="bold"/>
    </style:style>
    <style:style style:name="T5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fo:font-weight="normal" officeooo:rsid="003ee077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fo:font-weight="normal" officeooo:rsid="003ff877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fo:font-weight="normal" officeooo:rsid="0040de3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1" style:family="text">
      <style:text-properties style:text-position="0% 100%" fo:font-style="italic" style:font-style-asian="italic" style:font-style-complex="italic"/>
    </style:style>
    <style:style style:name="T6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text-position="0% 100%" fo:font-style="italic" fo:font-weight="normal" officeooo:rsid="003ee077" style:font-style-asian="italic" style:font-weight-asian="normal" style:font-style-complex="italic" style:font-weight-complex="normal"/>
    </style:style>
    <style:style style:name="T64" style:family="text">
      <style:text-properties style:text-position="0% 100%" fo:language="pl" fo:country="PL" fo:font-style="normal" fo:font-weight="normal" officeooo:rsid="0006e881" style:font-style-asian="normal" style:font-weight-asian="normal" style:font-style-complex="normal" style:font-weight-complex="normal"/>
    </style:style>
    <style:style style:name="T65" style:family="text">
      <style:text-properties style:text-position="0% 100%" fo:language="pl" fo:country="PL" fo:font-style="normal" fo:font-weight="normal" officeooo:rsid="000af6bf" style:font-style-asian="normal" style:font-weight-asian="normal" style:font-style-complex="normal" style:font-weight-complex="normal"/>
    </style:style>
    <style:style style:name="T66" style:family="text">
      <style:text-properties style:text-position="0% 100%" fo:language="pl" fo:country="PL" officeooo:rsid="000af6bf"/>
    </style:style>
    <style:style style:name="T67" style:family="text">
      <style:text-properties officeooo:rsid="0027c9b6"/>
    </style:style>
    <style:style style:name="T68" style:family="text">
      <style:text-properties officeooo:rsid="002cd816"/>
    </style:style>
    <style:style style:name="T69" style:family="text">
      <style:text-properties officeooo:rsid="002f19dd"/>
    </style:style>
    <style:style style:name="T70" style:family="text">
      <style:text-properties officeooo:rsid="002f7556"/>
    </style:style>
    <style:style style:name="T71" style:family="text">
      <style:text-properties officeooo:rsid="0038b762"/>
    </style:style>
    <style:style style:name="T72" style:family="text">
      <style:text-properties officeooo:rsid="00395d85"/>
    </style:style>
    <style:style style:name="T73" style:family="text">
      <style:text-properties officeooo:rsid="003a5a36"/>
    </style:style>
    <style:style style:name="T74" style:family="text">
      <style:text-properties officeooo:rsid="003ee07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klasyfikator </text:span>k-nn, <text:span text:style-name="T71">walidacja </text:span><text:span text:style-name="T72">1 vs R</text:span><text:span text:style-name="T73">eszta</text:span></text:p>
      <text:h text:style-name="P17" text:outline-level="3">Algorytm k-nn</text:h>
      <text:p text:style-name="P3"><text:span text:style-name="T26">Jest</text:span><text:span text:style-name="T3"> to jeden z najprostszych algorytmów, które mogą służyć do klasyfikacji. Metoda ta pomimo swej prostoty daje zwykle </text:span><text:span text:style-name="T4">bardzo </text:span><text:span text:style-name="T3">do</text:span><text:span text:style-name="T4">kładne</text:span><text:span text:style-name="T3"> wynik klasyfikacji. Jego głównymi wadami jest niska prędkość i konieczność przechowywania często znacznej bazy próbek.</text:span></text:p>
      <text:p text:style-name="P1"><text:span text:style-name="T3">K</text:span><text:span text:style-name="T2">-nn, aby działał, musi posiadać bazę próbek wzorcowych (X</text:span><text:span text:style-name="T27">(wz)</text:span><text:span text:style-name="T2">) zwanych również próbkami uczącymi. </text:span><text:span text:style-name="T5">Algorytm ten do określenia przynależności próbki do konkretnej klasy </text:span><text:span text:style-name="T6">potrzebuje również wartości parametru </text:span><text:span text:style-name="T8">k</text:span><text:span text:style-name="T12"> (</text:span><text:span text:style-name="T8">k &gt;0, k</text:span><text:span text:style-name="T12"> jest liczbą całkowitą, dodatnią, </text:span><text:span text:style-name="T14">zwykle nieparzystą</text:span><text:span text:style-name="T12">). </text:span></text:p>
      <text:p text:style-name="P2"><text:span text:style-name="T12">K-nn wyznacza klasę dostarczonej próbki testowej </text:span><text:span text:style-name="T14">(x</text:span><text:span text:style-name="T28">(tst)</text:span><text:span text:style-name="T14">) </text:span><text:span text:style-name="T13">biorąc pod uwagę </text:span><text:span text:style-name="T9">k-</text:span><text:span text:style-name="T13">te najbliższe </text:span><text:span text:style-name="T14">próbki z bazy próbek wzorcowych (</text:span><text:span text:style-name="T28"><draw:frame draw:style-name="fr1" draw:name="Obiekt1" text:anchor-type="as-char" svg:width="3.514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) w stosunku do próbki testowej. Następnie algorytm wyszukuje, która klasa </text:span><text:span text:style-name="T15">dla X</text:span><text:span text:style-name="T29">(najbl)</text:span><text:span text:style-name="T15"> jest najbardziej popularna i tą klasa zostaje wybrana dla próbki testowej </text:span><text:span text:style-name="T14">(x</text:span><text:span text:style-name="T28">(tst)</text:span><text:span text:style-name="T14">). </text:span><text:span text:style-name="T24">W przypadku remisu klasyfikator odmawia odpowiedzi (wskazuje błędną klasę).</text:span></text:p>
      <text:p text:style-name="P4"><text:span text:style-name="T14">G</text:span><text:span text:style-name="T11">łównym problemem jest dobór odpowiedniej wartości parametru </text:span><text:span text:style-name="T7">k, </text:span><text:span text:style-name="T11">który <text:s/>należy dobrać eksperymentalnie. W celu ustalenia, które próbki są najbliższe należy ustalić w jaki sposób </text:span><text:span text:style-name="T16">liczona jest odległość między próbkami. Metoda liczenia odległości zwana jest </text:span><text:span text:style-name="T17">metryką</text:span><text:span text:style-name="T16">. </text:span></text:p>
      <text:h text:style-name="P18" text:outline-level="3">Metryka</text:h>
      <text:p text:style-name="P4"><text:span text:style-name="T16">Najpopularniejsze </text:span><text:span text:style-name="T18">metryki służące do określenia odległości między próbkami składającymi się z atrybutów numerycznych </text:span><text:span text:style-name="T16">to:</text:span></text:p>
      <text:list xml:id="list3640959842" text:style-name="L1">
        <text:list-item>
          <text:p text:style-name="P21"><text:span text:style-name="T17">Metryka</text:span><text:span text:style-name="T11"> M</text:span><text:span text:style-name="T17">anhattan </text:span><text:span text:style-name="T23">(miejska, taksówkowa)</text:span></text:p>
          <text:p text:style-name="P22"><text:span text:style-name="T17"><draw:frame draw:style-name="fr1" draw:name="Obiekt3" text:anchor-type="as-char" svg:width="4.517cm" svg:height="1.139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7">, </text:span><text:span text:style-name="T19">gdzie </text:span><text:span text:style-name="T19"><draw:frame draw:style-name="fr1" draw:name="Obiekt4" text:anchor-type="as-char" svg:width="2.037cm" svg:height="0.564cm" draw:z-index="2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9">to </text:span><text:span text:style-name="T20">odległość między dwoma próbkami</text:span><text:span text:style-name="T19">, </text:span><text:span text:style-name="T19"><draw:frame draw:style-name="fr1" draw:name="Obiekt5" text:anchor-type="as-char" svg:width="0.326cm" svg:height="0.467cm" draw:z-index="3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9">to identyfikator (numer) atrybutu, <text:s/></text:span><text:span text:style-name="T19"><draw:frame draw:style-name="fr1" draw:name="Obiekt6" text:anchor-type="as-char" svg:width="0.422cm" svg:height="0.467cm" draw:z-index="4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9">to liczba atrybutów (wejściowych), </text:span><text:span text:style-name="T19"><draw:frame draw:style-name="fr1" draw:name="Obiekt7" text:anchor-type="as-char" svg:width="1.455cm" svg:height="0.596cm" draw:z-index="5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9">to wartość (deskryptor) </text:span><text:span text:style-name="T10">i</text:span><text:span text:style-name="T19">-tego atrybutu dla odpowiednio pierwszej albo drugie próbki.</text:span></text:p>
        </text:list-item>
        <text:list-item>
          <text:p text:style-name="P23"><text:span text:style-name="T17">Metryka</text:span><text:span text:style-name="T11"> </text:span><text:span text:style-name="T20">euklidesowa</text:span></text:p>
          <text:p text:style-name="P23"><text:span text:style-name="T17"><draw:frame draw:style-name="fr1" draw:name="Obiekt8" text:anchor-type="as-char" svg:width="5.015cm" svg:height="1.228cm" draw:z-index="6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7">.</text:span></text:p>
        </text:list-item>
        <text:list-item>
          <text:p text:style-name="P24"><text:span text:style-name="T17">M</text:span><text:span text:style-name="T11">etryka </text:span><text:span text:style-name="T22">Czebyszewa (</text:span><text:span text:style-name="T11">maksimum</text:span><text:span text:style-name="T22">)</text:span></text:p>
          <text:p text:style-name="P24"><text:span text:style-name="T11"><draw:frame draw:style-name="fr1" draw:name="Obiekt9" text:anchor-type="as-char" svg:width="5.45cm" svg:height="0.6cm" draw:z-index="7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1">.</text:span></text:p>
        </text:list-item>
        <text:list-item>
          <text:p text:style-name="P25">Metryka Minkowskiego (uogólnienie metryki Manhattan, euklidesowej i maksimum)</text:p>
          <text:p text:style-name="P24"><text:span text:style-name="T11"><draw:frame draw:style-name="fr1" draw:name="Obiekt10" text:anchor-type="as-char" svg:width="5.166cm" svg:height="1.162cm" draw:z-index="8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1">, </text:span><text:span text:style-name="T21">gdzie </text:span><text:span text:style-name="T21"><draw:frame draw:style-name="fr1" draw:name="Obiekt11" text:anchor-type="as-char" svg:width="0.466cm" svg:height="0.467cm" draw:z-index="9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1">to parametr metryki Minkowskiego </text:span><text:span text:style-name="T21"><draw:frame draw:style-name="fr1" draw:name="Obiekt12" text:anchor-type="as-char" svg:width="0.979cm" svg:height="0.467cm" draw:z-index="10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  </text:list-item>
        <text:list-item>
          <text:p text:style-name="P26">Metryka z logarytmem</text:p>
          <text:p text:style-name="P27"><text:span text:style-name="T11"><draw:frame draw:style-name="fr1" draw:name="Obiekt13" text:anchor-type="as-char" svg:width="5.733cm" svg:height="1.139cm" draw:z-index="11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1">.</text:span></text:p>
        </text:list-item>
      </text:list>
      <text:h text:style-name="Heading_20_3" text:outline-level="3">Tes<text:span text:style-name="T67">t</text:span>owanie (walidacja) systemu <text:span text:style-name="T67">1 kontra reszta</text:span></text:h>
      <text:p text:style-name="P5">W celu przetestowania, czy algorytm k-nn działa prawidłowo dla wybranych parametrów (<text:span text:style-name="T37">parametr </text:span><text:span text:style-name="T33">k</text:span><text:span text:style-name="T37"> i miara) </text:span><text:span text:style-name="T41">i bazy próbek </text:span><text:span text:style-name="T37">należy użyć odpowiedniej metodologii. Jedną z nich jest 1 kontra reszta. Polega ona na tym, że algorytm (obecnie klasyfikator k-nn) jest testowany przez </text:span><text:span text:style-name="T33">N</text:span><text:span text:style-name="T37"> razy (</text:span><text:span text:style-name="T35">N </text:span><text:span text:style-name="T41">to liczba próbek w bazie). Za każdym razem kolejna próbka traktowana jest jako próbka testowa, a pozostałe jako próbki uczące (wzorcowe). </text:span><text:span text:style-name="T42">Po przeprowadzeniu pojedynczego testu system zwraca odpowiedź (w tym wypadku numer klasy, albo odmowa odpowiedzi) dla podanej próbki testowej. </text:span><text:span text:style-name="T43">Należy zliczyć jak często (w %) zwrócona odpowiedź jest prawidłowa (w tym wypadku numer zwróconej klasy zgadza się z klasą próbki testowej), </text:span><text:span text:style-name="T44">liczba ta zwana jest dokładnością klasyfikacji.</text:span></text:p>
      <text:h text:style-name="P19" text:outline-level="3">Normalizacja wartości atrybutów numerycznych</text:h>
      <text:p text:style-name="P10">Polega ona na tym, <text:span text:style-name="T45">aby wartości dla każdego </text:span><text:span text:style-name="T38">osobno </text:span><text:span text:style-name="T45">atrybutu przekształcić liniowo tak, aby mieściły się </text:span><text:span text:style-name="T46">dokładnie </text:span><text:span text:style-name="T45">w przedziale [0; 1]. </text:span><text:span text:style-name="T51">Podczas normalizacji należy pominąć atrybut wskazujący klasę (ostatni). </text:span><text:span text:style-name="T48">Można użyć wzoru:</text:span><text:span text:style-name="T45"> <text:s text:c="2"/></text:span><text:span text:style-name="T47"><draw:frame draw:style-name="fr1" draw:name="Obiekt2" text:anchor-type="as-char" svg:width="14.64cm" svg:height="1.127cm" draw:z-index="12"><draw:object xlink:href="./Object 2" xlink:type="simple" xlink:show="embed" xlink:actuate="onLoad"/><draw:image xlink:href="./ObjectReplacements/Object 2" xlink:type="simple" xlink:show="embed" xlink:actuate="onLoad"/></draw:frame></text:span><text:span text:style-name="T47">,</text:span></text:p>
      <text:p text:style-name="P11"><text:span text:style-name="T47">w </text:span><text:span text:style-name="T37">innym zapisie:</text:span></text:p>
      <text:p text:style-name="P11"><text:span text:style-name="T37"><draw:frame draw:style-name="fr1" draw:name="Obiekt14" text:anchor-type="as-char" svg:width="10.142cm" svg:height="1.254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37">,</text:span></text:p>
      <text:p text:style-name="P12"><text:span text:style-name="T37">gdzie </text:span><text:span text:style-name="T37"><draw:frame draw:style-name="fr1" draw:name="Obiekt15" text:anchor-type="as-char" svg:width="2.298cm" svg:height="0.596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37">to wartość </text:span><text:span text:style-name="T33">i-</text:span><text:span text:style-name="T37">tego atrybutu, </text:span><text:span text:style-name="T33">s</text:span><text:span text:style-name="T37">-tej próbki po znormalizowaniu; </text:span><text:span text:style-name="T37"><draw:frame draw:style-name="fr1" draw:name="Obiekt16" text:anchor-type="as-char" svg:width="1.725cm" svg:height="0.596cm" draw:z-index="15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50">to wartość </text:span><text:span text:style-name="T33">i-</text:span><text:span text:style-name="T37">tego atrybutu, </text:span><text:span text:style-name="T33">s</text:span><text:span text:style-name="T37">-tej próbki p</text:span><text:span text:style-name="T50">rzed</text:span><text:span text:style-name="T37"> znormalizowani</text:span><text:span text:style-name="T50">em; </text:span><text:span text:style-name="T50"><draw:frame draw:style-name="fr1" draw:name="Obiekt17" text:anchor-type="as-char" svg:width="0.547cm" svg:height="0.467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50">to liczba próbek; </text:span><text:span text:style-name="T50"><draw:frame draw:style-name="fr1" draw:name="Obiekt18" text:anchor-type="as-char" svg:width="3.702cm" svg:height="0.596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51">to minimalna wartość </text:span><text:span text:style-name="T36">i-</text:span><text:span text:style-name="T51">tego atrybutu dla próbek oryginalnych.</text:span></text:p>
      <text:p text:style-name="P9"><text:span text:style-name="T45">N</text:span><text:span text:style-name="T37">a przykład: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Próbki przed normalizacją</text:p>
          </table:table-cell>
          <table:table-cell table:style-name="Tabela2.B1" office:value-type="string">
            <text:p text:style-name="P14">Próbki po normalizacji</text:p>
          </table:table-cell>
        </table:table-row>
        <table:table-row>
          <table:table-cell table:style-name="Tabela2.A2" office:value-type="string">
            <text:p text:style-name="P15">1 <text:s text:c="2"/><text:span text:style-name="T52">-</text:span>2 <text:s/>12 <text:s/>a</text:p>
            <text:p text:style-name="P15">2 <text:s text:c="3"/>0 <text:s/>11 <text:s/>a</text:p>
            <text:p text:style-name="P15">1.5 <text:s/>4 <text:s/>16 <text:s/>b</text:p>
          </table:table-cell>
          <table:table-cell table:style-name="Tabela2.B2" office:value-type="string">
            <text:p text:style-name="P15">0 <text:s text:c="2"/>0 <text:s text:c="2"/>0.2 a</text:p>
            <text:p text:style-name="P15">1 <text:s text:c="2"/>0.<text:span text:style-name="T52">5</text:span> 0 <text:s text:c="2"/>a</text:p>
            <text:p text:style-name="P15">0.5 1 <text:s text:c="2"/>1 <text:s text:c="2"/>b</text:p>
          </table:table-cell>
        </table:table-row>
      </table:table>
      <text:p text:style-name="P6">Należy zauważyć, że ostatni atrybut nie podlegał normalizacji, <text:span text:style-name="T70">bo zawiera identyfikator klasy i jest nienumeryczny</text:span>.</text:p>
      <text:h text:style-name="P16" text:outline-level="2">Zadania do wykonania</text:h>
      <text:list xml:id="list1352388063" text:style-name="L2">
        <text:list-item>
          <text:p text:style-name="P29"><text:span text:style-name="T68">Najpierw proszę</text:span> wczytać bazę próbek <text:span text:style-name="T33">iris</text:span><text:span text:style-name="T37">. </text:span><text:span text:style-name="T49">Ostatni atrybut (kolumna) określa klasę próbki.</text:span></text:p>
        </text:list-item>
        <text:list-item>
          <text:p text:style-name="P30"><text:span text:style-name="T44">Następnie</text:span><text:span text:style-name="T37"> znormalizować wartości wszystkich atrybutów wejściowych (czyli wszystkich poza ostatnim). </text:span></text:p>
        </text:list-item>
        <text:list-item>
          <text:p text:style-name="P30"><text:span text:style-name="T68">Później dla różnych kombinacji wartości parametru </text:span><text:span text:style-name="T34">k</text:span><text:span text:style-name="T39"> oraz metryk przeprowadzić </text:span><text:span text:style-name="T44">poniższy</text:span><text:span text:style-name="T40"> </text:span><text:span text:style-name="T39">eksperyment. </text:span></text:p>
          <text:list>
            <text:list-item>
              <text:p text:style-name="P31"><text:span text:style-name="T54">W pętli uruchom metodę 1-kontra-reszta. Pętla uruchamiana jest tak wiele razy jak liczba</text:span><text:span text:style-name="T55"> wszystkich</text:span><text:span text:style-name="T57"> próbek. </text:span><text:span text:style-name="T58">Niech </text:span><text:span text:style-name="T63">walid_nr</text:span><text:span text:style-name="T58">=1..liczba </text:span><text:span text:style-name="T56">wszystkich</text:span><text:span text:style-name="T58"> próbek.</text:span></text:p>
              <text:list>
                <text:list-item>
                  <text:p text:style-name="P32"><text:span text:style-name="T57">Niech próbka testowa </text:span><text:span text:style-name="T65">x</text:span><text:span text:style-name="T31">(tst)</text:span><text:span text:style-name="T57"> to próbka numer </text:span><text:span text:style-name="T62">walid_nr </text:span><text:span text:style-name="T57">ze zbioru </text:span><text:span text:style-name="T55">wszystkich </text:span><text:span text:style-name="T57">próbek, a reszta próbek to zbiór uczący </text:span><text:span text:style-name="T64">X</text:span><text:span text:style-name="T30">(wz)</text:span><text:span text:style-name="T57">.</text:span></text:p>
                </text:list-item>
                <text:list-item>
                  <text:p text:style-name="P28"><text:span text:style-name="T58">Uruchom klasyfikację algorytmem</text:span><text:span text:style-name="T63"> k</text:span><text:span text:style-name="T58">-nn używając wybraną metrykę i parametr </text:span><text:span text:style-name="T63">k</text:span><text:span text:style-name="T58"> </text:span><text:span text:style-name="T59">dla próbki testowej </text:span><text:span text:style-name="T65">x</text:span><text:span text:style-name="T31">(tst) </text:span><text:span text:style-name="T58"><text:s/></text:span><text:span text:style-name="T59">i zbioru </text:span><text:span text:style-name="T60">wzorcowego</text:span><text:span text:style-name="T59"> </text:span><text:span text:style-name="T64">X</text:span><text:span text:style-name="T30">(wz)</text:span><text:span text:style-name="T64">.</text:span></text:p>
                </text:list-item>
                <text:list-item>
                  <text:p text:style-name="P33"><text:span text:style-name="T53">Sprawdź, czy</text:span><text:span text:style-name="T61"> k</text:span><text:span text:style-name="T53">-nn poprawnie sklasyfikował próbkę testową </text:span><text:span text:style-name="T66">x</text:span><text:span text:style-name="T32">(tst)</text:span><text:span text:style-name="T53">.</text:span><text:span text:style-name="T61"> </text:span></text:p>
                </text:list-item>
              </text:list>
            </text:list-item>
            <text:list-item>
              <text:p text:style-name="P34">Wylicz jak często <text:span text:style-name="T33">k-</text:span>nn poprawnie dokonał klasyfikacji (w %).</text:p>
            </text:list-item>
          </text:list>
        </text:list-item>
        <text:list-item>
          <text:p text:style-name="P35">Na końcu należy przedstawić dokładność klasyfikacji dla wszystkich przeprowadzonych eksperymentów.</text:p>
        </text:list-item>
      </text:list>
      <text:p text:style-name="P8"><text:span text:style-name="T16">W </text:span><text:span text:style-name="T11">programie </text:span><text:span text:style-name="T25">kilka metryk powinno </text:span><text:span text:style-name="T11">być zaimplementowan</text:span><text:span text:style-name="T25">ych</text:span><text:span text:style-name="T11">.</text:span></text:p>
      <text:h text:style-name="P20" text:outline-level="3">Wskazówk<text:span text:style-name="T69">a</text:span></text:h>
      <text:p text:style-name="P7"><text:span text:style-name="T74">Na początku p</text:span>roponuj<text:span text:style-name="T74">e się</text:span> przetestować <text:span text:style-name="T33">k=3 </text:span><text:span text:style-name="T37">oraz metrykę eu</text:span><text:span text:style-name="T49">k</text:span><text:span text:style-name="T37">lidesową.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36M26S</meta:editing-duration>
    <meta:editing-cycles>22</meta:editing-cycles>
    <meta:generator>LibreOffice/6.4.0.3$Windows_x86 LibreOffice_project/b0a288ab3d2d4774cb44b62f04d5d28733ac6df8</meta:generator>
    <dc:date>2020-04-16T16:02:43.327000000</dc:date>
    <meta:document-statistic meta:table-count="1" meta:image-count="0" meta:object-count="18" meta:page-count="1" meta:paragraph-count="48" meta:word-count="625" meta:character-count="4426" meta:non-whitespace-character-count="38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p>
        <mi>X</mi>
        <mrow>
          <mo fence="true" stretchy="false">(</mo>
          <mrow>
            <mi mathvariant="italic">najbl</mi>
          </mrow>
          <mo fence="true" stretchy="false">)</mo>
        </mrow>
      </msup>
      <mi>,</mi>
      <mrow>
        <msup>
          <mi>x</mi>
          <mrow>
            <mo fence="true" stretchy="false">(</mo>
            <mrow>
              <mi mathvariant="italic">najbl</mi>
            </mrow>
            <mo fence="true" stretchy="false">)</mo>
          </mrow>
        </msup>
        <mo stretchy="false">⊂</mo>
        <msup>
          <mi>X</mi>
          <mrow>
            <mo fence="true" stretchy="false">(</mo>
            <mrow>
              <mi mathvariant="italic">wz</mi>
            </mrow>
            <mo fence="true" stretchy="false">)</mo>
          </mrow>
        </msup>
      </mrow>
    </mrow>
    <annotation encoding="StarMath 5.0">X ^( najbl ), x^( najbl ) subset X ^( wz )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sup>
                <mi>v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i>,</mi>
              <msup>
                <mi>v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row>
                    <mo fence="true" stretchy="true">|</mo>
                    <mrow>
                      <mrow>
                        <msubsup>
                          <mi>v</mi>
                          <mi>i</mi>
                          <mrow>
                            <mo fence="true" stretchy="false">(</mo>
                            <mrow>
                              <mn>1</mn>
                            </mrow>
                            <mo fence="true" stretchy="false">)</mo>
                          </mrow>
                        </msubsup>
                        <mo stretchy="false">−</mo>
                        <msubsup>
                          <mi>v</mi>
                          <mi>i</mi>
                          <mrow>
                            <mo fence="true" stretchy="false">(</mo>
                            <mrow>
                              <mn>2</mn>
                            </mrow>
                            <mo fence="true" stretchy="false">)</mo>
                          </mrow>
                        </msubsup>
                      </mrow>
                    </mrow>
                    <mo fence="true" stretchy="true">|</mo>
                  </mrow>
                  <mi>p</mi>
                </msup>
              </mrow>
            </mrow>
            <mo fence="true" stretchy="false">)</mo>
          </mrow>
          <mfrac>
            <mn>1</mn>
            <mi>p</mi>
          </mfrac>
        </msup>
      </mrow>
    </mrow>
    <annotation encoding="StarMath 5.0">d( v^(1), v^(2)) = ( sum from{i=1} to {n}
left lline v_i^(1)- v_i^(2) right rline 
 
 ^p )^{ 1 over p }  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row>
      <mi>p</mi>
      <mo stretchy="false">&gt;</mo>
      <mn>0</mn>
    </mrow>
    <annotation encoding="StarMath 5.0">p &gt; 0  </annotation>
  </semantics>
</math>
</file>

<file path=Object 13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sup>
                <mi>v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i>,</mi>
              <msup>
                <mi>v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stretchy="true">|</mo>
            <mrow>
              <mrow>
                <mi>log</mi>
                <mrow>
                  <msubsup>
                    <mi>v</mi>
                    <mi>i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subsup>
                  <mo stretchy="false">−</mo>
                  <mi>log</mi>
                </mrow>
                <msubsup>
                  <mi>v</mi>
                  <mi>i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row>
            </mrow>
            <mo fence="true" stretchy="true">|</mo>
          </mrow>
        </mrow>
      </mrow>
    </mrow>
    <annotation encoding="StarMath 5.0">d( v^(1), v^(2)) = sum from{i=1} to {n} abs{ log v_i^(1)- log v_i^(2)}  </annotation>
  </semantics>
</math>
</file>

<file path=Object 14/content.xml><?xml version="1.0" encoding="utf-8"?>
<math xmlns="http://www.w3.org/1998/Math/MathML" display="block">
  <semantics>
    <mrow>
      <msubsup>
        <mi>v</mi>
        <mrow>
          <mi>s</mi>
          <mi>,</mi>
          <mi>i</mi>
        </mrow>
        <mrow>
          <mo fence="true" stretchy="false">(</mo>
          <mrow>
            <mi mathvariant="italic">znormalizowana</mi>
          </mrow>
          <mo fence="true" stretchy="false">)</mo>
        </mrow>
      </msubsup>
      <mo stretchy="false">=</mo>
      <mfrac>
        <mrow>
          <mrow>
            <msubsup>
              <mi>v</mi>
              <mrow>
                <mi>s</mi>
                <mi>,</mi>
                <mi>i</mi>
              </mrow>
              <mrow>
                <mo fence="true" stretchy="false">(</mo>
                <mrow>
                  <mi mathvariant="italic">oryginalna</mi>
                </mrow>
                <mo fence="true" stretchy="false">)</mo>
              </mrow>
            </msubsup>
            <mo stretchy="false">−</mo>
            <msub>
              <mi mathvariant="italic">min</mi>
              <mrow>
                <mi>s</mi>
                <mrow>
                  <mi>'</mi>
                  <mo stretchy="false">=</mo>
                  <mn>1.</mn>
                </mrow>
                <mn>..</mn>
                <mi>N</mi>
              </mrow>
            </msub>
          </mrow>
          <mrow>
            <mo fence="true" stretchy="false">(</mo>
            <mrow>
              <msubsup>
                <mi>v</mi>
                <mrow>
                  <mi>s</mi>
                  <mi>,</mi>
                  <mi>i</mi>
                </mrow>
                <mrow>
                  <mo fence="true" stretchy="false">(</mo>
                  <mrow>
                    <mi mathvariant="italic">oryginalna</mi>
                  </mrow>
                  <mo fence="true" stretchy="false">)</mo>
                </mrow>
              </msubsup>
            </mrow>
            <mo fence="true" stretchy="false">)</mo>
          </mrow>
        </mrow>
        <mrow>
          <msub>
            <mi mathvariant="italic">max</mi>
            <mrow>
              <mi>s</mi>
              <mrow>
                <mi>'</mi>
                <mo stretchy="false">=</mo>
                <mn>1.</mn>
              </mrow>
              <mn>..</mn>
              <mi>N</mi>
            </mrow>
          </msub>
          <mrow>
            <mrow>
              <mo fence="true" stretchy="false">(</mo>
              <mrow>
                <msubsup>
                  <mi>v</mi>
                  <mrow>
                    <mi>s</mi>
                    <mi>,</mi>
                    <mi>i</mi>
                  </mrow>
                  <mrow>
                    <mo fence="true" stretchy="false">(</mo>
                    <mrow>
                      <mi mathvariant="italic">oryginalna</mi>
                    </mrow>
                    <mo fence="true" stretchy="false">)</mo>
                  </mrow>
                </msubsup>
              </mrow>
              <mo fence="true" stretchy="false">)</mo>
            </mrow>
            <mo stretchy="false">−</mo>
            <msub>
              <mi mathvariant="italic">min</mi>
              <mrow>
                <mi>s</mi>
                <mrow>
                  <mi>'</mi>
                  <mo stretchy="false">=</mo>
                  <mn>1.</mn>
                </mrow>
                <mn>..</mn>
                <mi>N</mi>
              </mrow>
            </msub>
          </mrow>
          <mrow>
            <mo fence="true" stretchy="false">(</mo>
            <mrow>
              <msubsup>
                <mi>v</mi>
                <mrow>
                  <mi>s</mi>
                  <mi>,</mi>
                  <mi>i</mi>
                </mrow>
                <mrow>
                  <mo fence="true" stretchy="false">(</mo>
                  <mrow>
                    <mi mathvariant="italic">oryginalna</mi>
                  </mrow>
                  <mo fence="true" stretchy="false">)</mo>
                </mrow>
              </msubsup>
            </mrow>
            <mo fence="true" stretchy="false">)</mo>
          </mrow>
        </mrow>
      </mfrac>
    </mrow>
    <annotation encoding="StarMath 5.0">v_{s,i}^( znormalizowana )= {v_{s,i}^(oryginalna) - min_{ s'=1...N } (v_{s,i}^(oryginalna)) } 
over
{max_{ s'=1...N } (v_{s,i}^(oryginalna)) - min_{ s'=1...N } (v_{s,i}^(oryginalna))   }</annotation>
  </semantics>
</math>
</file>

<file path=Object 15/content.xml><?xml version="1.0" encoding="utf-8"?>
<math xmlns="http://www.w3.org/1998/Math/MathML" display="block">
  <semantics>
    <msubsup>
      <mi>v</mi>
      <mrow>
        <mi>s</mi>
        <mi>,</mi>
        <mi>i</mi>
      </mrow>
      <mrow>
        <mo fence="true" stretchy="false">(</mo>
        <mrow>
          <mi mathvariant="italic">znormalizowana</mi>
        </mrow>
        <mo fence="true" stretchy="false">)</mo>
      </mrow>
    </msubsup>
    <annotation encoding="StarMath 5.0">v_{s,i}^( znormalizowana )</annotation>
  </semantics>
</math>
</file>

<file path=Object 16/content.xml><?xml version="1.0" encoding="utf-8"?>
<math xmlns="http://www.w3.org/1998/Math/MathML" display="block">
  <semantics>
    <msubsup>
      <mi>v</mi>
      <mrow>
        <mi>s</mi>
        <mi>,</mi>
        <mi>i</mi>
      </mrow>
      <mrow>
        <mo fence="true" stretchy="false">(</mo>
        <mrow>
          <mi mathvariant="italic">oryginalna</mi>
        </mrow>
        <mo fence="true" stretchy="false">)</mo>
      </mrow>
    </msubsup>
    <annotation encoding="StarMath 5.0">v_{s,i}^(oryginalna)</annotation>
  </semantics>
</math>
</file>

<file path=Object 17/content.xml><?xml version="1.0" encoding="utf-8"?>
<math xmlns="http://www.w3.org/1998/Math/MathML" display="block">
  <semantics>
    <mi>N</mi>
    <annotation encoding="StarMath 5.0">N
</annotation>
  </semantics>
</math>
</file>

<file path=Object 18/content.xml><?xml version="1.0" encoding="utf-8"?>
<math xmlns="http://www.w3.org/1998/Math/MathML" display="block">
  <semantics>
    <mrow>
      <msub>
        <mi mathvariant="italic">min</mi>
        <mrow>
          <mi>s</mi>
          <mrow>
            <mi>'</mi>
            <mo stretchy="false">=</mo>
            <mn>1.</mn>
          </mrow>
          <mn>..</mn>
          <mi>N</mi>
        </mrow>
      </msub>
      <mrow>
        <mo fence="true" stretchy="false">(</mo>
        <mrow>
          <msubsup>
            <mi>v</mi>
            <mrow>
              <mi>s</mi>
              <mi>,</mi>
              <mi>i</mi>
            </mrow>
            <mrow>
              <mo fence="true" stretchy="false">(</mo>
              <mrow>
                <mi mathvariant="italic">oryginalna</mi>
              </mrow>
              <mo fence="true" stretchy="false">)</mo>
            </mrow>
          </msubsup>
        </mrow>
        <mo fence="true" stretchy="false">)</mo>
      </mrow>
    </mrow>
    <annotation encoding="StarMath 5.0">min_{ s'=1...N } (v_{s,i}^(oryginalna))
 </annotation>
  </semantics>
</math>
</file>

<file path=Object 2/content.xml><?xml version="1.0" encoding="utf-8"?>
<math xmlns="http://www.w3.org/1998/Math/MathML" display="block">
  <semantics>
    <mrow>
      <msup>
        <mi mathvariant="italic">wartosc</mi>
        <mrow>
          <mo fence="true" stretchy="false">(</mo>
          <mrow>
            <mi mathvariant="italic">znormalizowana</mi>
          </mrow>
          <mo fence="true" stretchy="false">)</mo>
        </mrow>
      </msup>
      <mo stretchy="false">=</mo>
      <mfrac>
        <mrow>
          <msup>
            <mi mathvariant="italic">wartosc</mi>
            <mrow>
              <mo fence="true" stretchy="false">(</mo>
              <mrow>
                <mi mathvariant="italic">oryginalna</mi>
              </mrow>
              <mo fence="true" stretchy="false">)</mo>
            </mrow>
          </msup>
          <mo stretchy="false">−</mo>
          <msup>
            <mi mathvariant="italic">wartosc</mi>
            <mrow>
              <mo fence="true" stretchy="false">(</mo>
              <mrow>
                <mi mathvariant="italic">minimalnaOdpowiedniegoAtrybutu</mi>
              </mrow>
              <mo fence="true" stretchy="false">)</mo>
            </mrow>
          </msup>
        </mrow>
        <mrow>
          <msup>
            <mi mathvariant="italic">wartosc</mi>
            <mrow>
              <mo fence="true" stretchy="false">(</mo>
              <mrow>
                <mi mathvariant="italic">maksymalnaOdpowiedniegoAtrybutu</mi>
              </mrow>
              <mo fence="true" stretchy="false">)</mo>
            </mrow>
          </msup>
          <mo stretchy="false">−</mo>
          <msup>
            <mi mathvariant="italic">wartosc</mi>
            <mrow>
              <mo fence="true" stretchy="false">(</mo>
              <mrow>
                <mi mathvariant="italic">minimalnaOdpowiedniegoAtrybutu</mi>
              </mrow>
              <mo fence="true" stretchy="false">)</mo>
            </mrow>
          </msup>
        </mrow>
      </mfrac>
    </mrow>
    <annotation encoding="StarMath 5.0">wartosc^( znormalizowana )= {wartosc^(oryginalna) - wartosc^(minimalnaOdpowiedniegoAtrybutu)}over {wartosc^(maksymalnaOdpowiedniegoAtrybutu) - wartosc^(minimalnaOdpowiedniegoAtrybutu)}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sup>
                <mi>v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i>,</mi>
              <msup>
                <mi>v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stretchy="true">|</mo>
            <mrow>
              <mrow>
                <msubsup>
                  <mi>v</mi>
                  <mi>i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  <mo stretchy="false">−</mo>
                <msubsup>
                  <mi>v</mi>
                  <mi>i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row>
            </mrow>
            <mo fence="true" stretchy="true">|</mo>
          </mrow>
        </mrow>
      </mrow>
    </mrow>
    <annotation encoding="StarMath 5.0">d( v^(1), v^(2)) = sum from{i=1} to {n} abs{ v_i^(1)- v_i^(2)}  </annotation>
  </semantics>
</math>
</file>

<file path=Object 4/content.xml><?xml version="1.0" encoding="utf-8"?>
<math xmlns="http://www.w3.org/1998/Math/MathML" display="block">
  <semantics>
    <mrow>
      <mi>d</mi>
      <mrow>
        <mo fence="true" stretchy="false">(</mo>
        <mrow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i>,</mi>
            <msup>
              <mi>v</mi>
              <mrow>
                <mo fence="true" stretchy="false">(</mo>
                <mrow>
                  <mn>2</mn>
                </mrow>
                <mo fence="true" stretchy="false">)</mo>
              </mrow>
            </msup>
          </mrow>
        </mrow>
        <mo fence="true" stretchy="false">)</mo>
      </mrow>
    </mrow>
    <annotation encoding="StarMath 5.0">d(v^(1), v^(2))
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row>
      <msubsup>
        <mi>v</mi>
        <mi>i</mi>
        <mrow>
          <mo fence="true" stretchy="false">(</mo>
          <mrow>
            <mn>1</mn>
          </mrow>
          <mo fence="true" stretchy="false">)</mo>
        </mrow>
      </msubsup>
      <mi>,</mi>
      <msubsup>
        <mi>v</mi>
        <mi>i</mi>
        <mrow>
          <mo fence="true" stretchy="false">(</mo>
          <mrow>
            <mn>2</mn>
          </mrow>
          <mo fence="true" stretchy="false">)</mo>
        </mrow>
      </msubsup>
    </mrow>
    <annotation encoding="StarMath 5.0">v_i^(1), v_i^(2)   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sup>
                <mi>v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i>,</mi>
              <msup>
                <mi>v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</mrow>
          <mo fence="true" stretchy="false">)</mo>
        </mrow>
        <mo stretchy="false">=</mo>
        <msqrt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sup>
                      <mi>v</mi>
                      <mi>i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  <mo stretchy="false">−</mo>
                    <msubsup>
                      <mi>v</mi>
                      <mi>i</mi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</msubsup>
                  </mrow>
                </mrow>
                <mo fence="true" stretchy="false">)</mo>
              </mrow>
              <mn>2</mn>
            </msup>
          </mrow>
        </msqrt>
      </mrow>
    </mrow>
    <annotation encoding="StarMath 5.0">d( v^(1), v^(2)) = sqrt{ sum from{i=1} to {n} ( v_i^(1)- v_i^(2)) ^2 }  </annotation>
  </semantics>
</math>
</file>

<file path=Object 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sup>
                <mi>v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i>,</mi>
              <msup>
                <mi>v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</mrow>
          <mo fence="true" stretchy="false">)</mo>
        </mrow>
        <mo stretchy="false">=</mo>
        <msub>
          <mi mathvariant="italic">max</mi>
          <mrow>
            <mrow>
              <mi>i</mi>
              <mo stretchy="false">=</mo>
              <mn>1.</mn>
            </mrow>
            <mn>.</mn>
            <mi>n</mi>
          </mrow>
        </msub>
      </mrow>
      <mrow>
        <mo fence="true" stretchy="true">|</mo>
        <mrow>
          <mrow>
            <msubsup>
              <mi>v</mi>
              <mi>i</mi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−</mo>
            <msubsup>
              <mi>v</mi>
              <mi>i</mi>
              <mrow>
                <mo fence="true" stretchy="false">(</mo>
                <mrow>
                  <mn>2</mn>
                </mrow>
                <mo fence="true" stretchy="false">)</mo>
              </mrow>
            </msubsup>
          </mrow>
        </mrow>
        <mo fence="true" stretchy="true">|</mo>
      </mrow>
    </mrow>
    <annotation encoding="StarMath 5.0">d( v^(1), v^(2)) = max_{i=1..n} abs{ v_i^(1)- v_i^(2)}  </annotation>
  </semantics>
</math>
</file>